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32cm" fo:min-width="4.236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48cm" fo:min-width="1.824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941cm" fo:min-width="2.751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537cm" fo:min-width="2.751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loext:fill-use-slide-background="false" draw:textarea-vertical-align="middle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751cm" fo:min-width="1.022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699cm" fo:min-width="4.802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699cm" fo:min-width="1.7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5cm" fo:min-width="2.12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751cm" fo:min-width="2.542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53cm" svg:stroke-color="#000000" draw:marker-start-width="0.279cm" draw:marker-end="Стили_20_стрелок_20_8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Стили_20_стрелок_20_10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Стили_20_стрелок_20_11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Стили_20_стрелок_20_13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Стили_20_стрелок_20_17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000000" draw:marker-start-width="0.279cm" draw:marker-end="Стили_20_стрелок_20_18" draw:marker-end-width="0.3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="Стили_20_стрелок_20_21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2" draw:id="id12" draw:layer="layout" svg:width="5.25cm" svg:height="1.25cm" svg:x="7.75cm" svg:y="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4.75cm" svg:height="3.5cm" svg:x="11.625cm" svg:y="3.1cm">
          <text:p text:style-name="P1">tru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2" draw:id="id2" draw:layer="layout" svg:width="3.25cm" svg:height="1.5cm" svg:x="12.375cm" svg:y="7.3cm">
          <text:p text:style-name="P1">try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g draw:style-name="gr4" xml:id="id7" draw:id="id7">
          <draw:custom-shape draw:style-name="gr5" draw:text-style-name="P2" draw:layer="layout" svg:width="3.25cm" svg:height="2.25cm" draw:transform="rotate (-3.14159265358979) translate (12.25cm 23.55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6" draw:text-style-name="P3" draw:layer="layout" svg:width="2.75cm" svg:height="1.5cm" svg:x="9.25cm" svg:y="21.8cm">
            <draw:text-box>
              <text:p text:style-name="P1">End try</text:p>
            </draw:text-box>
          </draw:frame>
        </draw:g>
        <draw:custom-shape draw:style-name="gr7" draw:text-style-name="P2" xml:id="id4" draw:id="id4" draw:layer="layout" svg:width="2.5cm" svg:height="2cm" svg:x="12.75cm" svg:y="9.75cm">
          <text:p text:style-name="P1">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2" xml:id="id5" draw:id="id5" draw:layer="layout" svg:width="7cm" svg:height="2cm" svg:x="10.5cm" svg:y="13.6cm">
          <text:p text:style-name="P1">result = UpCaseRus(s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2" xml:id="id6" draw:id="id6" draw:layer="layout" svg:width="3.75cm" svg:height="2cm" svg:x="12.12cm" svg:y="17.3cm">
          <text:p text:style-name="P1">resul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3.25cm" svg:height="1.5cm" svg:x="5.75cm" svg:y="8.6cm">
          <text:p text:style-name="P1">catch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2" xml:id="id8" draw:id="id8" draw:layer="layout" svg:width="5.25cm" svg:height="3.5cm" svg:x="4.75cm" svg:y="10.75cm">
          <text:p text:style-name="P1">Format Excep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5.25cm" svg:height="1.25cm" svg:x="7.75cm" svg:y="26.4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9" draw:id="id9" draw:layer="layout" svg:width="5cm" svg:height="2cm" svg:x="1.7cm" svg:y="14.772cm">
          <text:p text:style-name="P1">Это НЕ буква!!!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4" draw:layer="layout" svg:x1="14cm" svg:y1="6.6cm" svg:x2="14cm" svg:y2="7.3cm" draw:start-shape="id1" draw:start-glue-point="6" draw:end-shape="id2" draw:end-glue-point="4" svg:d="M14000 6600v700" svg:viewBox="0 0 1 701">
          <text:p/>
        </draw:connector>
        <draw:connector draw:style-name="gr13" draw:text-style-name="P4" draw:layer="layout" svg:x1="12.375cm" svg:y1="8.05cm" svg:x2="7.375cm" svg:y2="8.6cm" draw:start-shape="id2" draw:start-glue-point="5" draw:end-shape="id3" draw:end-glue-point="4" svg:d="M12375 8050h-5000v550" svg:viewBox="0 0 5001 551">
          <text:p/>
        </draw:connector>
        <draw:connector draw:style-name="gr14" draw:text-style-name="P4" draw:layer="layout" svg:x1="14cm" svg:y1="8.8cm" svg:x2="14cm" svg:y2="9.75cm" draw:start-shape="id2" draw:start-glue-point="6" draw:end-shape="id4" draw:end-glue-point="5" svg:d="M14000 8800v950" svg:viewBox="0 0 1 951">
          <text:p/>
        </draw:connector>
        <draw:connector draw:style-name="gr15" draw:text-style-name="P4" draw:layer="layout" svg:x1="14cm" svg:y1="11.75cm" svg:x2="14cm" svg:y2="13.6cm" draw:start-shape="id4" draw:start-glue-point="8" draw:end-shape="id5" draw:end-glue-point="0" svg:d="M14000 11750v1850" svg:viewBox="0 0 1 1851">
          <text:p/>
        </draw:connector>
        <draw:connector draw:style-name="gr16" draw:text-style-name="P4" draw:layer="layout" svg:x1="14cm" svg:y1="15.6cm" svg:x2="13.995cm" svg:y2="17.3cm" draw:start-shape="id5" draw:start-glue-point="2" draw:end-shape="id6" draw:end-glue-point="5" svg:d="M14000 15600v851h-5v849" svg:viewBox="0 0 6 1701">
          <text:p/>
        </draw:connector>
        <draw:connector draw:style-name="gr17" draw:text-style-name="P4" draw:layer="layout" svg:x1="13.995cm" svg:y1="19.3cm" svg:x2="10.625cm" svg:y2="21.3cm" draw:start-shape="id6" draw:start-glue-point="8" draw:end-shape="id7" draw:end-glue-point="0" svg:d="M13995 19300v1000h-3370v1000" svg:viewBox="0 0 3371 2001">
          <text:p/>
        </draw:connector>
        <draw:connector draw:style-name="gr18" draw:text-style-name="P4" draw:layer="layout" svg:x1="7.375cm" svg:y1="10.1cm" svg:x2="7.375cm" svg:y2="10.75cm" draw:start-shape="id3" draw:start-glue-point="6" draw:end-shape="id8" draw:end-glue-point="4" svg:d="M7375 10100v650" svg:viewBox="0 0 1 651">
          <text:p/>
        </draw:connector>
        <draw:connector draw:style-name="gr19" draw:text-style-name="P4" draw:layer="layout" svg:x1="4.75cm" svg:y1="12.5cm" svg:x2="4.2cm" svg:y2="14.772cm" draw:start-shape="id8" draw:start-glue-point="5" draw:end-shape="id9" draw:end-glue-point="5" svg:d="M4750 12500h-550v2272" svg:viewBox="0 0 551 2273">
          <text:p/>
        </draw:connector>
        <draw:connector draw:style-name="gr20" draw:text-style-name="P4" xml:id="id10" draw:id="id10" draw:layer="layout" draw:line-skew="0cm -0.278cm" svg:x1="4.2cm" svg:y1="16.772cm" svg:x2="10cm" svg:y2="12.5cm" draw:start-shape="id9" draw:start-glue-point="8" draw:end-shape="id8" draw:end-glue-point="7" svg:d="M4200 16772v528h6050v-4800h-250" svg:viewBox="0 0 6051 4801">
          <text:p/>
        </draw:connector>
        <draw:connector draw:style-name="gr21" draw:text-style-name="P4" draw:layer="layout" draw:line-skew="-2.05cm -0.822cm" svg:x1="10.25cm" svg:y1="17.3cm" svg:x2="9cm" svg:y2="22.425cm" draw:start-shape="id10" draw:start-glue-point="0" draw:end-shape="id7" draw:end-glue-point="3" svg:d="M10250 17300v-50h-2600v5175h1350" svg:viewBox="0 0 2601 5176">
          <text:p/>
        </draw:connector>
        <draw:connector draw:style-name="gr22" draw:text-style-name="P4" draw:layer="layout" draw:line-skew="0.423cm -6.972cm" svg:x1="10.625cm" svg:y1="23.55cm" svg:x2="11.625cm" svg:y2="4.85cm" draw:start-shape="id7" draw:start-glue-point="2" draw:end-shape="id1" draw:end-glue-point="5" svg:d="M10625 23550v950h-9125v-19650h10125" svg:viewBox="0 0 10126 19651">
          <text:p/>
        </draw:connector>
        <draw:connector draw:style-name="gr23" draw:text-style-name="P4" draw:layer="layout" draw:line-skew="1.847cm 8.549cm" svg:x1="16.375cm" svg:y1="4.85cm" svg:x2="10.375cm" svg:y2="26.4cm" draw:start-shape="id1" draw:start-glue-point="7" draw:end-shape="id11" draw:end-glue-point="4" svg:d="M16375 4850h2375v20200h-8375v1350" svg:viewBox="0 0 8376 21551">
          <text:p/>
        </draw:connector>
        <draw:connector draw:style-name="gr24" draw:text-style-name="P4" draw:layer="layout" draw:line-skew="-4.628cm -3.153cm -0.073cm" svg:x1="10.375cm" svg:y1="2.25cm" svg:x2="14cm" svg:y2="3.1cm" draw:start-shape="id12" draw:start-glue-point="6" draw:end-shape="id1" draw:end-glue-point="4" svg:d="M10375 2250v250h3375 250v600" svg:viewBox="0 0 3626 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1T20:54:25.070000000</meta:creation-date>
    <dc:date>2024-03-22T20:58:27.097000000</dc:date>
    <meta:editing-duration>PT53M56S</meta:editing-duration>
    <meta:editing-cycles>92</meta:editing-cycles>
    <meta:generator>LibreOffice/24.2.0.3$Windows_X86_64 LibreOffice_project/da48488a73ddd66ea24cf16bbc4f7b9c08e9bea1</meta:generator>
    <meta:document-statistic meta:object-count="26"/>
  </office:meta>
</office:document-meta>
</file>